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2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cm" fo:min-width="6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cm" fo:min-width="7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cm" fo:min-width="7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5cm" fo:min-width="8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8.75cm"/>
      <style:paragraph-properties style:writing-mode="lr-tb"/>
    </style:style>
    <style:style style:name="gr7" style:family="graphic" style:parent-style-name="standard">
      <style:graphic-properties draw:marker-start="Circle" draw:marker-start-width="0.3cm" draw:marker-end="Arrowheads_20_2" draw:marker-end-width="0.3cm" draw:textarea-horizontal-align="center" draw:textarea-vertical-align="middle"/>
    </style:style>
    <style:style style:name="gr8" style:family="graphic" style:parent-style-name="standard">
      <style:graphic-properties draw:marker-start="Circle" draw:marker-start-width="0.3cm" draw:marker-end="Arrowheads_20_3" draw:marker-end-width="0.3cm" draw:textarea-horizontal-align="center" draw:textarea-vertical-align="middle"/>
    </style:style>
    <style:style style:name="gr9" style:family="graphic" style:parent-style-name="standard">
      <style:graphic-properties draw:marker-start="Circle" draw:marker-start-width="0.3cm" draw:marker-end="Arrowheads_20_4" draw:marker-end-width="0.3cm" draw:textarea-horizontal-align="center" draw:textarea-vertical-align="middle"/>
    </style:style>
    <style:style style:name="gr10" style:family="graphic" style:parent-style-name="standard">
      <style:graphic-properties draw:marker-start="Circle" draw:marker-start-width="0.3cm" draw:marker-end="Arrowheads_20_5" draw:marker-end-width="0.3cm" draw:textarea-horizontal-align="center" draw:textarea-vertical-align="middle"/>
    </style:style>
    <style:style style:name="gr11" style:family="graphic" style:parent-style-name="standard">
      <style:graphic-properties draw:marker-start="Circle" draw:marker-start-width="0.3cm" draw:marker-end="Arrowheads_20_6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22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cm" fo:min-width="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6.75cm" fo:min-width="1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6.75cm" fo:min-width="11.2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5.25cm" fo:min-width="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 fo:font-size="9pt" style:font-size-asian="9pt" style:font-size-complex="9pt"/>
    </style:style>
    <style:style style:name="T4" style:family="text">
      <style:text-properties fo:color="#c9211e" loext:opacity="100%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5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25cm" svg:height="2.25cm" svg:x="4.5cm" svg:y="1.25cm">
          <text:p text:style-name="P1">Collections</text:p>
          <text:p text:style-name="P1">Import collectio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5cm" svg:height="4.25cm" svg:x="1.75cm" svg:y="4.5cm">
          <text:p text:style-name="P1">Namedtuple <text:s/></text:p>
          <text:p text:style-name="P1"><text:span text:style-name="T1">from collections import namedtupl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cm" svg:height="4.25cm" svg:x="10.25cm" svg:y="4.5cm">
          <text:p text:style-name="P1">Defaultdict</text:p>
          <text:p text:style-name="P1"><text:span text:style-name="T1">from collections import defaultdic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75cm" svg:height="4.25cm" svg:x="20.25cm" svg:y="4.5cm">
          <text:p text:style-name="P1">OrderedDict</text:p>
          <text:p text:style-name="P1"><text:span text:style-name="T1">from collections import OrderedDic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cm" svg:height="4.75cm" svg:x="4.75cm" svg:y="10.75cm">
          <text:p text:style-name="P1">Counter</text:p>
          <text:p text:style-name="P1"><text:span text:style-name="T1">from collections import Count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25cm" svg:height="4.75cm" svg:x="17cm" svg:y="10.75cm">
          <text:p text:style-name="P1">ChainMap</text:p>
          <text:p text:style-name="P1"><text:span text:style-name="T1">from collections import ChainMap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cm" svg:y1="3.499cm" svg:x2="5.75cm" svg:y2="4.5cm">
          <text:p/>
        </draw:line>
        <draw:line draw:style-name="gr8" draw:text-style-name="P1" draw:layer="layout" svg:x1="9.5cm" svg:y1="3.5cm" svg:x2="9.5cm" svg:y2="10.5cm">
          <text:p/>
        </draw:line>
        <draw:line draw:style-name="gr9" draw:text-style-name="P1" draw:layer="layout" svg:x1="14cm" svg:y1="3.499cm" svg:x2="14cm" svg:y2="4.5cm">
          <text:p/>
        </draw:line>
        <draw:line draw:style-name="gr10" draw:text-style-name="P1" draw:layer="layout" svg:x1="22.5cm" svg:y1="3.499cm" svg:x2="23cm" svg:y2="4.5cm">
          <text:p/>
        </draw:line>
        <draw:line draw:style-name="gr11" draw:text-style-name="P1" draw:layer="layout" svg:x1="19.25cm" svg:y1="3.5cm" svg:x2="19.5cm" svg:y2="10.75cm">
          <text:p/>
        </draw:line>
      </draw:page>
      <draw:page draw:name="page2" draw:style-name="dp1" draw:master-page-name="Default">
        <draw:custom-shape draw:style-name="gr12" draw:text-style-name="P1" draw:layer="layout" svg:width="23cm" svg:height="2.5cm" svg:x="4cm" svg:y="1.75cm">
          <text:p text:style-name="P1">тип данных OrderedDict</text:p>
          <text:p text:style-name="P1"><text:span text:style-name="T2">from collections import OrderedDict</text:span></text:p>
          <text:p text:style-name="P1"><text:span text:style-name="T1">Тип OrderedDict является подтипом типа dict, сохраняющий </text:span><text:span text:style-name="T1">порядок, в котором пары "ключ-значение" вставляются в </text:span><text:span text:style-name="T1">словарь. Когда мы перебираем объект типа OrderedDict, </text:span><text:span text:style-name="T1">его элементы перебираются в исходном порядке. Если мы </text:span><text:span text:style-name="T1">обновим значение существующего ключа, то порядок </text:span><text:span text:style-name="T1">останется неизменным. Если мы удалим элемент и </text:span><text:span text:style-name="T1">вставим его снова, то этот элемент будет добавлен в </text:span><text:span text:style-name="T1">конец словаря.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5cm" svg:height="4.25cm" svg:x="18.25cm" svg:y="14.75cm">
          <text:p text:style-name="P1"><text:span text:style-name="T2">Изменение OrderedDict </text:span></text:p>
          <text:p text:style-name="P2"><text:span text:style-name="T1">вставим новый элемент в существующий OrderedDict словарь, то этот элемент добавится в конец словаря</text:span></text:p>
          <text:p text:style-name="P2"><text:span text:style-name="T1"/></text:p>
          <text:p text:style-name="P2"><text:span text:style-name="T1">Если мы удалим элемент из существующего OrderedDict словаря и снова вставим его, то он будет помещен в конец словаря.</text:span></text:p>
          <text:p text:style-name="P2"><text:span text:style-name="T1"/></text:p>
          <text:p text:style-name="P2"><text:span text:style-name="T1">Если мы обновляем значение по существующему ключу, то ключ сохраняет свою позицию.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2cm" svg:height="7cm" svg:x="2cm" svg:y="5.5cm">
          <text:p text:style-name="P1">move_to_end()</text:p>
          <text:p text:style-name="P2"><text:span text:style-name="T3">key </text:span><text:span text:style-name="T1">(обязательный аргумент) – ключ, который идентифицируетперемещаемый элемент</text:span></text:p>
          <text:p text:style-name="P2"><text:span text:style-name="T1"/></text:p>
          <text:p text:style-name="P2"><text:span text:style-name="T3">last </text:span><text:span text:style-name="T1">(необязательный аргумент) – логическое значение (тип bool), которое определяет, в какой конец словаря мы перемещаем элемент, значение </text:span><text:span text:style-name="T1">True (по умолчанию) перемещает элемент в конец, значение False – в начало</text:span></text:p>
          <text:p text:style-name="P2"><text:span text:style-name="T1"/></text:p>
          <text:p text:style-name="P2"><text:span text:style-name="T1">numbers = OrderedDict(one=1, two=2, three=3)</text:span></text:p>
          <text:p text:style-name="P2"><text:span text:style-name="T1">print(numbers)</text:span></text:p>
          <text:p text:style-name="P2"><text:span text:style-name="T1"/></text:p>
          <text:p text:style-name="P2"><text:span text:style-name="T1">numbers.move_to_end('one') <text:s text:c="6"/># last=True</text:span></text:p>
          <text:p text:style-name="P2"><text:span text:style-name="T1">print(numbers)</text:span></text:p>
          <text:p text:style-name="P2"><text:span text:style-name="T1"/></text:p>
          <text:p text:style-name="P2"><text:span text:style-name="T1">numbers.move_to_end('three', last=False) <text:s text:c="6"/># last=False</text:span></text:p>
          <text:p text:style-name="P2"><text:span text:style-name="T1">print(numbers)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.75cm" svg:height="7cm" svg:x="16cm" svg:y="5.5cm">
          <text:p text:style-name="P1">Popitem()</text:p>
          <text:p text:style-name="P2"><text:span text:style-name="T1">Метод popitem() по умолчанию удаляет и возвращает элемент в порядке LIFO (Last-In/First-Out, последний пришел/первый ушел). Другими словами, метод popitem() удаляет элементы с конца словаря</text:span></text:p>
          <text:p text:style-name="P2"><text:span text:style-name="T1"/></text:p>
          <text:p text:style-name="P2"><text:span text:style-name="T1">Если методу popitem() передать необязательный аргумент last=False, то он начнет удалять и возвращать элементы в порядке FIFO (First-In/First-Out, первый пришел/первый ушел).</text:span></text:p>
          <text:p text:style-name="P2"><text:span text:style-name="T1"/></text:p>
          <text:p text:style-name="P2"><text:span text:style-name="T1">numbers = OrderedDict(one=1, two=2, three=3)</text:span></text:p>
          <text:p text:style-name="P2"><text:span text:style-name="T1"/></text:p>
          <text:p text:style-name="P2"><text:span text:style-name="T1">print(numbers.popitem(last=False))</text:span></text:p>
          <text:p text:style-name="P2"><text:span text:style-name="T1">print(numbers)</text:span></text:p>
          <text:p text:style-name="P2"><text:span text:style-name="T1"/></text:p>
          <text:p text:style-name="P2"><text:span text:style-name="T1">print(numbers.popitem(last=False))</text:span></text:p>
          <text:p text:style-name="P2"><text:span text:style-name="T1">print(numbers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5cm" svg:height="5.5cm" svg:x="2.75cm" svg:y="13.75cm">
          <text:p text:style-name="P1">Сравнение словарей</text:p>
          <text:p text:style-name="P1"/>
          <text:p text:style-name="P1"><text:span text:style-name="T4">При сравнение на равенство OrderedDict словарей порядок расположения их элементов важен.</text:span></text:p>
          <text:p text:style-name="P1"><text:span text:style-name="T5"/></text:p>
          <text:p text:style-name="P1"><text:span text:style-name="T5">При сравнении на равенство обычного словаря (тип dict) и OrderedDict словаря порядок расположения их элементов неважен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0:24:47.405698057</meta:creation-date>
    <dc:date>2023-06-07T10:56:22.869896772</dc:date>
    <meta:editing-duration>PT31M36S</meta:editing-duration>
    <meta:editing-cycles>1</meta:editing-cycles>
    <meta:document-statistic meta:object-count="16"/>
    <meta:generator>LibreOffice/7.5.3.2$Linux_X86_64 LibreOffice_project/50$Build-2</meta:generator>
  </office:meta>
</office:document-meta>
</file>